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IndexReader.ter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doComm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stantiatedIndexReader.norms( String field , byte [ ] by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IndexReader.doDelete( int doc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tiatedIndexReader.isDeleted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doSetNorm( int doc , String field , byt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antiatedIndexRea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i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getFieldNames( FieldOption fieldOption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nstantiatedIndexReader.docFreq( Term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ntiatedIndexReader.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getTermFreqVectors( int doc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antiatedIndexReader.getTermFreqVector( int docNumber , String field , TermVectorMapper 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ntiatedIndexReader.getTermFreqVector( int docNumber , TermVectorMapper m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stantiatedIndexReader.do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tantiatedIndexReader.norms( String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stantiatedIndexReader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Update.NormUpdate( int doc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IndexReader.nu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hasDele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document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document( int n , FieldSelector field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getTermFreqVector( int docNumber , String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ntiatedIndexReader.doUndelet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IndexReader.InstantiatedIndexReader( Instantiated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IndexReader.i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IndexReader.terms( Term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antiatedIndexReader.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